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H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H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8pt" officeooo:rsid="000c7245" officeooo:paragraph-rsid="000c7245"/>
    </style:style>
    <style:style style:name="P2" style:family="paragraph" style:parent-style-name="Standard">
      <style:paragraph-properties fo:text-align="center" style:justify-single-word="false"/>
      <style:text-properties fo:font-size="28pt" officeooo:rsid="000d2fc1" officeooo:paragraph-rsid="000d2fc1"/>
    </style:style>
    <style:style style:name="P3" style:family="paragraph" style:parent-style-name="Standard">
      <style:paragraph-properties fo:text-align="center" style:justify-single-word="false"/>
      <style:text-properties fo:font-size="28pt" officeooo:rsid="000f2485" officeooo:paragraph-rsid="000f2485"/>
    </style:style>
    <style:style style:name="P4" style:family="paragraph" style:parent-style-name="Standard">
      <style:paragraph-properties fo:text-align="center" style:justify-single-word="false"/>
      <style:text-properties fo:font-size="28pt" officeooo:rsid="000f99d1" officeooo:paragraph-rsid="000f99d1"/>
    </style:style>
    <style:style style:name="P5" style:family="paragraph" style:parent-style-name="Standard">
      <style:text-properties officeooo:paragraph-rsid="000f99d1"/>
    </style:style>
    <style:style style:name="P6" style:family="paragraph" style:parent-style-name="Table_20_Contents">
      <style:paragraph-properties fo:text-align="center" style:justify-single-word="false"/>
      <style:text-properties fo:font-size="28pt" officeooo:rsid="000c7245" officeooo:paragraph-rsid="000c7245"/>
    </style:style>
    <style:style style:name="P7" style:family="paragraph" style:parent-style-name="Table_20_Contents">
      <style:paragraph-properties fo:text-align="center" style:justify-single-word="false"/>
      <style:text-properties fo:font-size="28pt" officeooo:rsid="000f99d1" officeooo:paragraph-rsid="000f99d1"/>
    </style:style>
    <style:style style:name="P8" style:family="paragraph">
      <style:paragraph-properties fo:text-align="center"/>
    </style:style>
    <style:style style:name="T1" style:family="text">
      <style:text-properties officeooo:rsid="000f2485"/>
    </style:style>
    <style:style style:name="T2" style:family="text">
      <style:text-properties fo:font-size="15pt" style:font-size-asian="13pt" style:font-size-complex="15pt"/>
    </style:style>
    <style:style style:name="T3" style:family="text">
      <style:text-properties fo:font-size="16pt" style:font-size-asian="14pt" style:font-size-complex="16pt"/>
    </style:style>
    <style:style style:name="gr1" style:family="graphic">
      <style:graphic-properties draw:textarea-horizontal-align="justify" draw:textarea-vertical-align="middle" draw:auto-grow-height="false" fo:min-height="0.6043in" fo:min-width="1.5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LSM3</text:p>
      <text:p text:style-name="P1">mask = 19 &gt;&gt; 8.8.3.0</text:p>
      <text:p text:style-name="P1">255.255.11100000</text:p>
      <text:p text:style-name="P1">10.20.30.40/19</text:p>
      <text:p text:style-name="P1">block size = 32</text:p>
      <text:p text:style-name="P1">mask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6">128</text:p>
          </table:table-cell>
          <table:table-cell table:style-name="Table1.A1" office:value-type="string">
            <text:p text:style-name="P6">64</text:p>
          </table:table-cell>
          <table:table-cell table:style-name="Table1.A1" office:value-type="string">
            <text:p text:style-name="P6">32</text:p>
          </table:table-cell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2</text:p>
          </table:table-cell>
          <table:table-cell table:style-name="Table1.H1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H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H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<draw:line text:anchor-type="paragraph" draw:z-index="0" draw:name="Shape1" draw:style-name="gr2" draw:text-style-name="P8" svg:x1="0.2602in" svg:y1="0.2618in" svg:x2="0.3122in" svg:y2="1.0846in"><text:p/></draw:line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H2" office:value-type="string">
            <text:p text:style-name="P6">0</text:p>
          </table:table-cell>
        </table:table-row>
      </table:table>
      <text:p text:style-name="P1"><draw:custom-shape text:anchor-type="paragraph" draw:z-index="1" draw:name="Shape2" draw:style-name="gr1" draw:text-style-name="P8" svg:width="1.5315in" svg:height="0.6043in" svg:x="1.2634in" svg:y="0.328in"><text:p text:style-name="P8"><text:span text:style-name="T2">Block size = </text:span><text:span text:style-name="T3">32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البلوك سيز ومضاعفاتها في الاوكتيت اللي فيه شغل سب نيتس بدأا من الصفر</text:p>
      <text:p text:style-name="P1"/>
      <text:p text:style-name="P2">اول سبنيت الاوكتيت اللي فيه شغل يبدأ بصفر</text:p>
      <text:p text:style-name="P2"/>
      <text:p text:style-name="P2">10.20.20.20/15</text:p>
      <text:p text:style-name="P2">10.x.x.x</text:p>
      <text:p text:style-name="P2">10.20.0.0 &gt; subnet</text:p>
      <text:p text:style-name="P2">10.0.0.0</text:p>
      <text:p text:style-name="P2">10.2.0.0</text:p>
      <text:p text:style-name="P2"><text:soft-page-break/>10.4.0.0</text:p>
      <text:p text:style-name="P2">10.8.0.018</text:p>
      <text:p text:style-name="P2">10.6.0.0</text:p>
      <text:p text:style-name="P2">10.8.0.0</text:p>
      <text:p text:style-name="P2">10.16.</text:p>
      <text:p text:style-name="P2">10.</text:p>
      <text:p text:style-name="P2"/>
      <text:p text:style-name="P2"/>
      <text:p text:style-name="P2"/>
      <text:p text:style-name="P2">10.15.25.35/21</text:p>
      <text:p text:style-name="P2">10.15.0.0</text:p>
      <text:p text:style-name="P2">10.15.8.0</text:p>
      <text:p text:style-name="P2">10.15.16.0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0.15.25.35/21</text:p>
      <text:p text:style-name="P2"><text:soft-page-break/>10.15.x.x</text:p>
      <text:p text:style-name="P2">10.15.0.0</text:p>
      <text:p text:style-name="P2">10.15.8.0</text:p>
      <text:p text:style-name="P2">10.15.16.0</text:p>
      <text:p text:style-name="P2">10.16.24.0</text:p>
      <text:p text:style-name="P2">10.16.32.0 <text:span text:style-name="T1">&gt;&gt; subnet</text:span></text:p>
      <text:p text:style-name="P3">10.16.40.0</text:p>
      <text:p text:style-name="P3"/>
      <text:p text:style-name="P3"/>
      <text:p text:style-name="P4">===================</text:p>
      <text:p text:style-name="P4">10.70.70.7/10</text:p>
      <text:p text:style-name="P4">10.100.100.100/10</text:p>
      <text:p text:style-name="P4"/>
      <text:p text:style-name="P4">First</text:p>
      <text:p text:style-name="P4">10.70.70.7/10</text:p>
      <text:p text:style-name="P4">8+2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7">128</text:p>
          </table:table-cell>
          <table:table-cell table:style-name="Table2.A1" office:value-type="string">
            <text:p text:style-name="P7">64</text:p>
          </table:table-cell>
          <table:table-cell table:style-name="Table2.A1" office:value-type="string">
            <text:p text:style-name="P7">32</text:p>
          </table:table-cell>
          <table:table-cell table:style-name="Table2.A1" office:value-type="string">
            <text:p text:style-name="P7">16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2</text:p>
          </table:table-cell>
          <table:table-cell table:style-name="Table2.H1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H2" office:value-type="string">
            <text:p text:style-name="P7">0</text:p>
          </table:table-cell>
        </table:table-row>
      </table:table>
      <text:p text:style-name="P4">10.x.x.x</text:p>
      <text:p text:style-name="P4">10.64.0.0</text:p>
      <text:p text:style-name="P4">10.128.0.0 &gt; subnet for this netwok</text:p>
      <text:p text:style-name="P4"/>
      <text:p text:style-name="P4"><text:soft-page-break/>second</text:p>
      <text:p text:style-name="P4">10.100.100.100/10</text:p>
      <text:p text:style-name="P4">10.x.x.x</text:p>
      <text:p text:style-name="P4">10.64.0.0</text:p>
      <text:p text:style-name="P4">10.128.0.0</text:p>
      <text:p text:style-name="P4"/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7">128</text:p>
          </table:table-cell>
          <table:table-cell table:style-name="Table3.A1" office:value-type="string">
            <text:p text:style-name="P7">64</text:p>
          </table:table-cell>
          <table:table-cell table:style-name="Table3.A1" office:value-type="string">
            <text:p text:style-name="P7">32</text:p>
          </table:table-cell>
          <table:table-cell table:style-name="Table3.A1" office:value-type="string">
            <text:p text:style-name="P7">16</text:p>
          </table:table-cell>
          <table:table-cell table:style-name="Table3.A1" office:value-type="string">
            <text:p text:style-name="P7">8</text:p>
          </table:table-cell>
          <table:table-cell table:style-name="Table3.A1" office:value-type="string">
            <text:p text:style-name="P7">4</text:p>
          </table:table-cell>
          <table:table-cell table:style-name="Table3.A1" office:value-type="string">
            <text:p text:style-name="P7">2</text:p>
          </table:table-cell>
          <table:table-cell table:style-name="Table3.H1" office:value-type="string">
            <text:p text:style-name="P7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H2" office:value-type="string">
            <text:p text:style-name="P7">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21:29:56.127800976</meta:creation-date>
    <dc:date>2021-03-03T21:56:45.739692961</dc:date>
    <meta:editing-duration>PT6M18S</meta:editing-duration>
    <meta:editing-cycles>2</meta:editing-cycles>
    <meta:generator>LibreOffice/6.4.6.2$Linux_X86_64 LibreOffice_project/40$Build-2</meta:generator>
    <meta:document-statistic meta:table-count="3" meta:image-count="0" meta:object-count="0" meta:page-count="4" meta:paragraph-count="109" meta:word-count="144" meta:character-count="666" meta:non-whitespace-character-count="631"/>
  </office:meta>
</office:document-meta>
</file>